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2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3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19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fo:hyphenate="false" fo:hyphenation-remain-char-count="0" fo:hyphenation-push-char-count="0"/>
    </style:style>
    <style:style style:name="P20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fo:font-size="8pt" fo:language="es" fo:country="ES" style:font-size-asian="8pt" style:font-size-complex="8pt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fo:font-size="8pt" fo:language="es" fo:country="ES" style:font-size-asian="8pt" style:font-size-complex="8pt"/>
    </style:style>
    <style:style style:name="T5" style:family="text">
      <style:text-properties fo:font-size="8pt" fo:language="es" fo:country="ES" fo:font-weight="bold" style:font-size-asian="8pt" style:font-weight-asian="bold" style:font-size-complex="8pt"/>
    </style:style>
    <style:style style:name="T6" style:family="text">
      <style:text-properties fo:font-size="8pt" fo:language="es" fo:country="ES" fo:font-weight="bold" style:font-size-asian="8pt" style:font-weight-asian="bold" style:font-size-complex="8pt" style:font-weight-complex="bold"/>
    </style:style>
    <style:style style:name="T7" style:family="text">
      <style:text-properties fo:font-size="8pt" fo:language="es" fo:country="ES" style:text-underline-style="none" fo:font-weight="bold" style:font-size-asian="8pt" style:font-weight-asian="bold" style:font-size-complex="8pt"/>
    </style:style>
    <style:style style:name="T8" style:family="text">
      <style:text-properties fo:font-size="8pt" fo:language="es" fo:country="ES" fo:font-weight="normal" style:font-size-asian="8pt" style:font-weight-asian="normal" style:font-size-complex="8pt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style:text-line-through-style="solid" style:text-line-through-type="double" fo:font-size="8pt" fo:language="es" fo:country="ES" style:text-underline-mode="continuous" style:text-overline-mode="continuous" style:text-line-through-mode="continuous" style:font-size-asian="8pt" style:font-size-complex="8pt"/>
    </style:style>
    <style:style style:name="T11" style:family="text">
      <style:text-properties style:text-line-through-style="solid" style:text-line-through-type="double" fo:font-size="8pt" fo:language="es" fo:country="ES" style:font-size-asian="8pt" style:font-size-complex="8pt"/>
    </style:style>
    <style:style style:name="T12" style:family="text">
      <style:text-properties style:text-line-through-style="solid" style:text-line-through-type="double" fo:font-size="8pt" style:font-size-asian="8pt" style:font-size-complex="8pt"/>
    </style:style>
    <style:style style:name="T13" style:family="text">
      <style:text-properties style:text-line-through-style="solid" style:text-line-through-type="double" fo:font-size="9pt" fo:language="es" fo:country="ES" fo:font-weight="bold" style:font-size-asian="9pt" style:font-weight-asian="bold" style:font-size-complex="9pt"/>
    </style:style>
    <style:style style:name="T14" style:family="text">
      <style:text-properties style:text-line-through-style="solid" style:text-line-through-type="double" fo:font-size="9pt" fo:language="es" fo:country="ES" style:text-underline-style="none" fo:font-weight="bold" style:font-size-asian="9pt" style:font-weight-asian="bold" style:font-size-complex="9pt"/>
    </style:style>
    <style:style style:name="T15" style:family="text">
      <style:text-properties fo:font-size="9pt" fo:language="es" fo:country="ES" style:text-underline-style="solid" style:text-underline-width="auto" style:text-underline-color="font-color" fo:font-weight="bold" style:font-size-asian="9pt" style:font-weight-asian="bold" style:font-size-complex="9pt"/>
    </style:style>
    <style:style style:name="T16" style:family="text">
      <style:text-properties fo:font-size="9pt" fo:language="es" fo:country="ES" style:text-underline-style="solid" style:text-underline-width="auto" style:text-underline-color="font-color" style:font-size-asian="9pt" style:font-size-complex="9pt"/>
    </style:style>
    <style:style style:name="T17" style:family="text">
      <style:text-properties fo:font-size="9pt" fo:language="es" fo:country="ES" fo:font-weight="bold" style:font-size-asian="9pt" style:font-weight-asian="bold" style:font-size-complex="9pt"/>
    </style:style>
    <style:style style:name="T18" style:family="text">
      <style:text-properties fo:font-size="9pt" fo:language="es" fo:country="ES" style:text-underline-style="none" fo:font-weight="bold" style:font-size-asian="9pt" style:font-weight-asian="bold" style:font-size-complex="9pt"/>
    </style:style>
    <style:style style:name="T19" style:family="text">
      <style:text-properties fo:font-size="9pt" fo:language="es" fo:country="ES" style:text-underline-style="none" style:font-size-asian="9pt" style:font-size-complex="9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22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23" style:family="text">
      <style:text-properties style:text-underline-style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Fuente_20_de_20_párrafo_20_predeter."><text:span text:style-name="T1"><text:tab/><text:tab/><text:tab/><text:tab/><text:tab/><text:tab/><text:tab/><text:tab/><text:tab/><text:tab/><text:tab/><text:tab/></text:span></text:span></text:p>
      <text:p text:style-name="P2"><text:span text:style-name="Fuente_20_de_20_párrafo_20_predeter."><text:span text:style-name="T21"/></text:span></text:p>
      <text:p text:style-name="P2"><text:span text:style-name="Fuente_20_de_20_párrafo_20_predeter."><text:span text:style-name="T22"/></text:span></text:p>
      <text:p text:style-name="P2"><text:span text:style-name="Fuente_20_de_20_párrafo_20_predeter."><text:span text:style-name="T22"/></text:span></text:p>
      <text:p text:style-name="P1"/>
      <text:p text:style-name="P1"><text:span text:style-name="Fuente_20_de_20_párrafo_20_predeter."><text:span text:style-name="T1"><text:tab/><text:tab/><text:tab/><text:tab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3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4"><text:span text:style-name="T4">EN LA CIUDAD DE {var.DISTRITO_NOTARIO}, A LOS </text:span><text:span text:style-name="T7">{var.LETRA_FECHA_INGRESO},YO {var.NOTARIO}</text:span><text:span text:style-name="T5">,</text:span><text:span text:style-name="T4"> ABOGADA – NOTARIA DE </text:span><text:span text:style-name="T5">{var.DISTRITO_NOTARIO},</text:span><text:span text:style-name="T4"> CON OFICIO NOTARIAL EN </text:span><text:span text:style-name="T5">{var.DIRECCION_NOTARIO},</text:span><text:span text:style-name="T4"> EXTIENDO LA PRESENTE AUTORIZACIÓN DE VIAJE DE MENOR EN QUE COMPARECE(N):</text:span><text:span text:style-name="T11"> <text:tab/></text:span></text:p>
      <text:p text:style-name="P15"><text:span text:style-name="T5">{c;block=begin;}</text:span><text:span text:style-name="T6">{c.contratante}</text:span><text:span text:style-name="T4"> IDENTIFICADO CON {c.abreviatura} </text:span><text:span text:style-name="T5">N° {c.numero_documento},DE </text:span><text:span text:style-name="T8">NACIONALIDAD</text:span><text:span text:style-name="T5"> {c.nacionalidad},</text:span><text:span text:style-name="T4"> DOMICILIADO {c.direccion}, {c.ubigeo} </text:span><text:span text:style-name="T6">{c.nuevo}</text:span><text:span text:style-name="T9">{c.y_coma}</text:span><text:span text:style-name="T6">{r.final}</text:span><text:span text:style-name="T9"> {c;block=end;} </text:span><text:span text:style-name="T6"><text:s/></text:span><text:span text:style-name="T12"><text:tab/></text:span></text:p>
      <text:p text:style-name="P16"><text:span text:style-name="T15">AUTORIZACIÓN DE VIAJE: </text:span><text:span text:style-name="T5">POR LA PRESENTE ACTA {var.LOSELLA_PADRES} {var.MANIFIESTA} EXPRESAMENTE QUE {var.AUTORIZA} EL VIAJE DE SU {var.MENOR} {var.HIJO}:</text:span><text:span text:style-name="T4">{m;block=begin;}</text:span><text:span text:style-name="T5">{m.contratante} </text:span><text:span text:style-name="T4">IDENTIFICADO CON </text:span><text:span text:style-name="T5">{m.abreviatura}</text:span><text:span text:style-name="T4"> Nº</text:span><text:span text:style-name="T5">{m.numero_documento} </text:span><text:span text:style-name="T4">DE:</text:span><text:span text:style-name="T5">{m.edad} DE EDAD.</text:span><text:span text:style-name="T4">{m;block=end;}</text:span><text:span text:style-name="T11"><text:tab/></text:span></text:p>
      <text:p text:style-name="P17"><text:span text:style-name="T16">DESTINO DE VIAJE:</text:span><text:span text:style-name="T17">{var.DESTINO}.</text:span><text:span text:style-name="T13"><text:tab/></text:span></text:p>
      <text:p text:style-name="P19"><text:span text:style-name="T15">OBSERVACIONES</text:span><text:span text:style-name="T18">:</text:span><text:span text:style-name="T19">{var.OBSERVACION}.</text:span><text:span text:style-name="T14"><text:tab/></text:span></text:p>
      <text:p text:style-name="P18"><text:span text:style-name="T4">SE DEJA CONSTANCIA QUE EL PRESENTE PERMISO SE EXPIDE CONFORME A LO ESTABLECIDO EN EL ARTICULO 140 REGLAMENTO DEL DECRETO LEGISLATIVO N°1350, DECRETO LEGISLATIVO DE MIGRACIONES ANEXO-DECRETO SUPREMO N° 007-2017-IN.</text:span><text:span text:style-name="T14"><text:tab/></text:span></text:p>
      <text:p text:style-name="P18"><text:span text:style-name="T4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EN LA FECHA.</text:span><text:span text:style-name="T11"><text:tab/></text:span></text:p>
      <text:p text:style-name="P7"><text:span text:style-name="Fuente_20_de_20_párrafo_20_predeter."><text:span text:style-name="T10"/></text:span></text:p>
      <text:p text:style-name="P6"/>
      <text:p text:style-name="P22">{var.DISTRITO_NOTARIO},<text:span text:style-name="T23">{var.nuevafecha}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"/>
            <text:p text:style-name="P9">_____________________________</text:p>
            <text:p text:style-name="P10">{p.contratante}</text:p>
            <text:p text:style-name="P8">{p.abreviatura} Nº {p.numero_documento}</text:p>
            <text:p text:style-name="P6"><text:span text:style-name="Fuente_20_de_20_párrafo_20_predeter."><text:span text:style-name="T20">{p.repre}</text:span></text:span></text:p>
          </table:table-cell>
          <table:table-cell table:style-name="Tabla1.B1" office:value-type="string">
            <text:p text:style-name="P9"/>
            <text:p text:style-name="P9">_____________________________</text:p>
            <text:p text:style-name="P10">{r.contratante}</text:p>
            <text:p text:style-name="P8">{r.abreviatura} Nº {r.numero_documento}</text:p>
            <text:p text:style-name="P8">{r.repre}</text:p>
          </table:table-cell>
        </table:table-row>
      </table:table>
      <text:p text:style-name="P6"/>
      <text:p text:style-name="P6"/>
      <text:p text:style-name="P8">Vigencia: 90 días</text:p>
      <text:p text:style-name="P5"><text:s text:c="2"/></text:p>
      <text:p text:style-name="P5"/>
      <text:p text:style-name="P5"/>
      <text:p text:style-name="P12"/>
      <text:p text:style-name="P5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8T19:29:08.18</dc:date>
    <meta:print-date>2016-09-29T15:30:00Z</meta:print-date>
    <meta:editing-cycles>204</meta:editing-cycles>
    <meta:editing-duration>P1DT22H3M6S</meta:editing-duration>
    <meta:document-statistic meta:table-count="1" meta:image-count="0" meta:object-count="0" meta:page-count="1" meta:paragraph-count="22" meta:word-count="190" meta:character-count="17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